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5104in" style:rel-column-width="14289*"/>
    </style:style>
    <style:style style:name="Table2.B" style:family="table-column">
      <style:table-column-properties style:column-width="5.4167in" style:rel-column-width="51246*"/>
    </style:style>
    <style:style style:name="Table2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style:vertical-align="middle" fo:padding="0.0382in" fo:border="0.0007in solid #000000"/>
    </style:style>
    <style:style style:name="Table2.A2" style:family="table-cell">
      <style:table-cell-properties fo:background-color="#83caff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 style:data-style-name="N37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.B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9063in" style:rel-column-width="8573*"/>
    </style:style>
    <style:style style:name="Table1.B" style:family="table-column">
      <style:table-column-properties style:column-width="1.4167in" style:rel-column-width="13402*"/>
    </style:style>
    <style:style style:name="Table1.C" style:family="table-column">
      <style:table-column-properties style:column-width="4.6042in" style:rel-column-width="43560*"/>
    </style:style>
    <style:style style:name="Table1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83caff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DejaVu Sans" style:font-name-asian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4" style:family="paragraph" style:parent-style-name="Standard">
      <style:paragraph-properties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7" style:family="paragraph" style:parent-style-name="Standard">
      <style:text-properties style:font-name="DejaVu Sans" fo:font-weight="bold" style:font-name-asian="DejaVu Sans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" fo:font-size="12pt" style:font-name-asian="DejaVu Sans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12pt" fo:font-weight="bold" style:font-name-asian="DejaVu Sans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DejaVu Sans" style:font-name-asian="DejaVu Sans"/>
    </style:style>
    <style:style style:name="P11" style:family="paragraph" style:parent-style-name="Table_20_Contents">
      <style:text-properties style:font-name="DejaVu Sans" fo:font-weight="bold" style:font-name-asian="DejaVu Sans" style:font-weight-asian="bold" style:font-weight-complex="bold"/>
    </style:style>
    <style:style style:name="P12" style:family="paragraph" style:parent-style-name="Table_20_Contents">
      <style:text-properties style:font-name="DejaVu Sans" style:font-name-asian="DejaVu Sans"/>
    </style:style>
    <style:style style:name="P13" style:family="paragraph" style:parent-style-name="Title" style:master-page-name="Standard">
      <style:paragraph-properties fo:margin-top="0.1528in" fo:margin-bottom="0.0417in" fo:text-align="center" style:justify-single-word="false" style:page-number="auto"/>
      <style:text-properties style:font-name="DejaVu Sans" style:font-name-asian="DejaVu Sans" style:language-asian="zh" style:country-asian="CN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3">会议记录</text:p>
      <text:p text:style-name="P2">Meeting Minut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Project Name</text:p>
            <text:p text:style-name="P5">项目名称</text:p>
          </table:table-cell>
          <table:table-cell table:style-name="Table2.B1" office:value-type="string">
            <text:p text:style-name="P6">egg2</text:p>
          </table:table-cell>
        </table:table-row>
        <table:table-row>
          <table:table-cell table:style-name="Table2.A2" office:value-type="string">
            <text:p text:style-name="P4">Date</text:p>
            <text:p text:style-name="P5">时间</text:p>
          </table:table-cell>
          <table:table-cell table:style-name="Table2.B2" office:value-type="date" office:date-value="2011-08-01">
            <text:p text:style-name="P6">08/01/11</text:p>
          </table:table-cell>
        </table:table-row>
        <table:table-row>
          <table:table-cell table:style-name="Table2.A2" office:value-type="string">
            <text:p text:style-name="P4">Venue</text:p>
            <text:p text:style-name="P5">地点</text:p>
          </table:table-cell>
          <table:table-cell table:style-name="Table2.B3" office:value-type="string">
            <text:p text:style-name="P9">埃帕办公室</text:p>
          </table:table-cell>
        </table:table-row>
        <table:table-row>
          <table:table-cell table:style-name="Table2.A2" office:value-type="string">
            <text:p text:style-name="P4">Topic</text:p>
            <text:p text:style-name="P5">会议目的</text:p>
          </table:table-cell>
          <table:table-cell table:style-name="Table2.B3" office:value-type="string">
            <text:p text:style-name="P8">Egg2</text:p>
          </table:table-cell>
        </table:table-row>
        <table:table-row>
          <table:table-cell table:style-name="Table2.A2" office:value-type="string">
            <text:p text:style-name="P4">Attendee</text:p>
            <text:p text:style-name="P5">参加人员</text:p>
          </table:table-cell>
          <table:table-cell table:style-name="Table2.B3" office:value-type="string">
            <text:p text:style-name="P8">肖继华，徐文钢，白帆，李伟，王正明</text:p>
          </table:table-cell>
        </table:table-row>
      </table:table>
      <text:p text:style-name="P3"/>
      <text:p text:style-name="P7">会议内容：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议题</text:p>
          </table:table-cell>
          <table:table-cell table:style-name="Table1.C1" office:value-type="string">
            <text:p text:style-name="P11">内容</text:p>
          </table:table-cell>
        </table:table-row>
        <table:table-row>
          <table:table-cell table:style-name="Table1.A2" office:value-type="float" office:value="1">
            <text:p text:style-name="P10">1</text:p>
          </table:table-cell>
          <table:table-cell table:style-name="Table1.B2" office:value-type="string">
            <text:p text:style-name="P10">egg2-0-8发布</text:p>
          </table:table-cell>
          <table:table-cell table:style-name="Table1.C2" office:value-type="string">
            <text:p text:style-name="P10">1. 肖继华在bas中应用新的egg2-0-8，白帆修改bug。</text:p>
            <text:p text:style-name="P10">2. Document与id列表相同，同样使用缓存。</text:p>
            <text:p text:style-name="P10">3. 提供增量功能。</text:p>
          </table:table-cell>
        </table:table-row>
        <table:table-row>
          <table:table-cell table:style-name="Table1.A2" office:value-type="float" office:value="2">
            <text:p text:style-name="P10">2</text:p>
          </table:table-cell>
          <table:table-cell table:style-name="Table1.B2" office:value-type="string">
            <text:p text:style-name="P10">Egg2-0-9</text:p>
          </table:table-cell>
          <table:table-cell table:style-name="Table1.C3" office:value-type="float" office:value="1">
            <text:p text:style-name="P10">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Base" style:display-name="Heading Base" style:family="paragraph" style:parent-style-name="Standard" style:next-style-name="Text_20_body">
      <style:paragraph-properties fo:margin-left="0.75in" fo:margin-right="0in" fo:margin-top="0.0972in" fo:margin-bottom="0in" style:line-height-at-least="0.1528in" fo:keep-together="always" fo:text-indent="0in" style:auto-text-indent="false" fo:keep-with-next="always"/>
      <style:text-properties fo:font-size="11pt" fo:letter-spacing="-0.0028in" style:letter-kerning="true" style:font-size-asian="11pt"/>
    </style:style>
    <style:style style:name="Title" style:family="paragraph" style:parent-style-name="Heading_20_Base" style:next-style-name="Subtitle" style:class="chapter">
      <style:paragraph-properties fo:margin-left="0in" fo:margin-right="0in" fo:margin-top="0.1528in" fo:margin-bottom="0.0417in" style:line-height-at-least="0.222in" fo:text-indent="0in" style:auto-text-indent="false" fo:padding-left="0in" fo:padding-right="0in" fo:padding-top="0.222in" fo:padding-bottom="0in" fo:border-left="none" fo:border-right="none" fo:border-top="0.0071in solid #000000" fo:border-bottom="none"/>
      <style:text-properties style:font-name="Arial Black" fo:font-size="20pt" fo:letter-spacing="-0.0209in" style:font-size-asian="20pt"/>
    </style:style>
    <style:style style:name="Subtitle" style:family="paragraph" style:parent-style-name="Title" style:next-style-name="Text_20_body" style:class="chapter">
      <style:paragraph-properties fo:margin-top="0.0417in" fo:margin-bottom="0.0835in" style:line-height-at-least="0.2362in" fo:padding="0in" fo:border="none"/>
      <style:text-properties style:font-name="Arial" fo:font-size="16pt" fo:letter-spacing="-0.011in" style:font-size-asian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stin </meta:initial-creator>
    <meta:creation-date>2011-06-01T16:49:13</meta:creation-date>
    <dc:date>2011-08-01T10:31:17</dc:date>
    <dc:creator>justin </dc:creator>
    <meta:editing-duration>PT05H53M22S</meta:editing-duration>
    <meta:editing-cycles>206</meta:editing-cycles>
    <meta:generator>OpenOffice.org/3.2$Unix OpenOffice.org_project/320m12$Build-9483</meta:generator>
    <meta:document-statistic meta:table-count="2" meta:image-count="0" meta:object-count="0" meta:page-count="2" meta:paragraph-count="29" meta:word-count="76" meta:character-count="205"/>
  </office:meta>
</office:document-meta>
</file>